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Gruppe 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5" office:value-type="date" office:date-value="2016-04-21" calcext:value-type="date">
            <text:p>21.04.16</text:p>
          </table:table-cell>
          <table:table-cell table:style-name="ce5" office:value-type="date" office:date-value="2016-05-19" calcext:value-type="date">
            <text:p>19.05.16</text:p>
          </table:table-cell>
          <table:table-cell table:style-name="ce5" office:value-type="date" office:date-value="2016-06-09" calcext:value-type="date">
            <text:p>09.06.16</text:p>
          </table:table-cell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table:number-columns-spanned="1" table:number-rows-spanned="3"/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9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5" office:value-type="date" office:date-value="2016-04-28" calcext:value-type="date">
            <text:p>28.04.16</text:p>
          </table:table-cell>
          <table:table-cell table:style-name="ce5" office:value-type="date" office:date-value="2016-05-26" calcext:value-type="date">
            <text:p>26.05.16</text:p>
          </table:table-cell>
          <table:table-cell table:style-name="ce5" office:value-type="date" office:date-value="2016-06-09" calcext:value-type="date">
            <text:p>09.06.16</text:p>
          </table:table-cell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Gerrit Bod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René Götsch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Marc Kaepk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Lars Nielsen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ichael Barfs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Marc Kirchner</text:p>
          </table:table-cell>
          <table:covered-table-cell table:number-columns-repeated="4" table:style-name="ce3"/>
        </table:table-row>
      </table:table>
      <table:table table:name="Gruppe 3" table:style-name="ta1">
        <table:table-column table:style-name="co4" table:default-cell-style-name="ce2"/>
        <table:table-column table:style-name="co5" table:number-columns-repeated="4" table:default-cell-style-name="ce2"/>
        <table:table-row table:style-name="ro1">
          <table:table-cell table:style-name="ce1" office:value-type="string" calcext:value-type="string">
            <text:p>Gruppe 3</text:p>
          </table:table-cell>
          <table:table-cell table:style-name="ce5" office:value-type="date" office:date-value="2016-04-14" calcext:value-type="date">
            <text:p>14.04.16</text:p>
          </table:table-cell>
          <table:table-cell table:style-name="ce5" office:value-type="date" office:date-value="2015-05-12" calcext:value-type="date">
            <text:p>12.05.15</text:p>
          </table:table-cell>
          <table:table-cell table:style-name="ce5" office:value-type="date" office:date-value="2016-06-02" calcext:value-type="date">
            <text:p>02.06.16</text:p>
          </table:table-cell>
          <table:table-cell table:style-name="ce5" office:value-type="date" office:date-value="2016-06-09" calcext:value-type="date">
            <text:p>09.06.16</text:p>
          </table:table-cell>
        </table:table-row>
        <table:table-row table:style-name="ro1">
          <table:table-cell office:value-type="string" calcext:value-type="string">
            <text:p>Minh Duc Nguyen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nuel Lepper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utz Jankow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Florian Drews</text:p>
          </table:table-cell>
          <table:table-cell table:style-name="ce10" office:value-type="string" calcext:value-type="string" table:number-columns-spanned="1" table:number-rows-spanned="3">
            <text:p>OK</text:p>
          </table:table-cell>
          <table:table-cell table:style-name="ce10" office:value-type="string" calcext:value-type="string" table:number-columns-spanned="1" table:number-rows-spanned="3">
            <text:p>OK</text:p>
          </table:table-cell>
          <table:table-cell table:style-name="ce10" table:number-columns-spanned="1" table:number-rows-spanned="3"/>
          <table:table-cell table:style-name="ce10" table:number-columns-spanned="1" table:number-rows-spanned="3"/>
        </table:table-row>
        <table:table-row table:style-name="ro1">
          <table:table-cell table:style-name="ce3" office:value-type="string" calcext:value-type="string">
            <text:p>Gerhard Wagner</text:p>
          </table:table-cell>
          <table:covered-table-cell table:style-name="ce7"/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Lennart Magnus Borchert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Dimitri Mei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an Dieckhof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eed Shanidar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.00.0000</text:date>, <text:time style:data-style-name="N2" text:time-value="17:00:13.1869781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5-22T17:01:53.076411026</dc:date>
    <meta:editing-duration>PT3H51M11S</meta:editing-duration>
    <meta:editing-cycles>58</meta:editing-cycles>
    <meta:generator>LibreOffice/4.4.6.3$Linux_X86_64 LibreOffice_project/40m0$Build-3</meta:generator>
    <meta:document-statistic meta:table-count="3" meta:cell-count="109" meta:object-count="0"/>
  </office:meta>
</office:document-meta>
</file>